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2.1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9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84cm"/>
    </style:style>
    <style:style style:name="gr8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true" fo:min-height="0.471cm" fo:min-width="0.239cm"/>
    </style:style>
    <style:style style:name="gr9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true" fo:min-height="0.131cm" fo:min-width="0.23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27cm" svg:x="2.378cm" svg:y="2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27cm" svg:x="6.823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27cm" svg:x="11.268cm" svg:y="2.3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26cm" svg:y1="4.175cm" svg:x2="6.569cm" svg:y2="5.445cm">
          <text:p/>
        </draw:line>
        <draw:line draw:style-name="gr2" draw:text-style-name="P1" draw:layer="layout" svg:x1="10.498cm" svg:y1="3.005cm" svg:x2="5.545cm" svg:y2="3.005cm">
          <text:p/>
        </draw:line>
        <draw:line draw:style-name="gr2" draw:text-style-name="P1" draw:layer="layout" svg:x1="6.061cm" svg:y1="5.572cm" svg:x2="4.918cm" svg:y2="4.429cm">
          <text:p/>
        </draw:line>
        <draw:frame draw:style-name="gr3" draw:text-style-name="P2" draw:layer="layout" svg:width="3.548cm" svg:height="0.721cm" svg:x="2.024cm" svg:y="1.308cm">
          <draw:text-box>
            <text:p><text:span text:style-name="T1">user/lesson-title</text:span></text:p>
          </draw:text-box>
        </draw:frame>
        <draw:frame draw:style-name="gr4" draw:text-style-name="P2" draw:layer="layout" svg:width="6.475cm" svg:height="0.721cm" svg:x="9.724cm" svg:y="1.308cm">
          <draw:text-box>
            <text:p><text:span text:style-name="T1">swcarpentry/lesson-template</text:span></text:p>
          </draw:text-box>
        </draw:frame>
        <draw:frame draw:style-name="gr5" draw:text-style-name="P2" draw:layer="layout" svg:width="2.526cm" svg:height="0.721cm" svg:x="6.951cm" svg:y="7.412cm">
          <draw:text-box>
            <text:p><text:span text:style-name="T1">lesson-title</text:span></text:p>
          </draw:text-box>
        </draw:frame>
        <draw:frame draw:style-name="gr6" draw:text-style-name="P2" draw:layer="layout" svg:width="1.819cm" svg:height="0.721cm" svg:x="15.113cm" svg:y="2.759cm">
          <draw:text-box>
            <text:p><text:span text:style-name="T1">GitHub</text:span></text:p>
          </draw:text-box>
        </draw:frame>
        <draw:frame draw:style-name="gr7" draw:text-style-name="P2" draw:layer="layout" svg:width="1.984cm" svg:height="0.721cm" svg:x="15.114cm" svg:y="6.159cm">
          <draw:text-box>
            <text:p><text:span text:style-name="T1">desktop</text:span></text:p>
          </draw:text-box>
        </draw:frame>
        <draw:frame draw:style-name="gr8" draw:text-style-name="P2" draw:layer="layout" svg:width="0.739cm" svg:height="0.721cm" svg:x="6.259cm" svg:y="3.702cm">
          <draw:text-box>
            <text:p><text:span text:style-name="T1">2</text:span></text:p>
          </draw:text-box>
        </draw:frame>
        <draw:frame draw:style-name="gr8" draw:text-style-name="P2" draw:layer="layout" svg:width="0.739cm" svg:height="0.721cm" svg:x="4.354cm" svg:y="5.253cm">
          <draw:text-box>
            <text:p><text:span text:style-name="T1">3</text:span></text:p>
          </draw:text-box>
        </draw:frame>
        <draw:frame draw:style-name="gr9" draw:text-style-name="P2" draw:layer="layout" svg:width="0.739cm" svg:height="0.721cm" svg:x="7.754cm" svg:y="2.05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06:59:27.205526000</meta:creation-date>
    <dc:date>2015-03-31T12:11:09.359842000</dc:date>
    <meta:editing-duration>PT16M54S</meta:editing-duration>
    <meta:editing-cycles>5</meta:editing-cycles>
    <meta:generator>LibreOffice/4.3.3.2$MacOSX_X86_64 LibreOffice_project/9bb7eadab57b6755b1265afa86e04bf45fbfc644</meta:generator>
    <meta:document-statistic meta:object-count="14"/>
  </office:meta>
</office:document-meta>
</file>